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 draw:shadow="hidden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432cm" fo:min-width="2.5cm" draw:shadow="hidden"/>
      <style:paragraph-properties style:writing-mode="lr-tb"/>
    </style:style>
    <style:style style:name="P1" style:family="paragraph">
      <style:paragraph-properties fo:text-align="center"/>
      <style:text-properties style:font-name="Montserrat" fo:font-size="12pt" style:font-size-asian="12pt" style:font-size-complex="12pt"/>
    </style:style>
    <style:style style:name="P2" style:family="paragraph">
      <style:paragraph-properties fo:text-align="center"/>
      <style:text-properties fo:color="#eeeeee" loext:opacity="100%" style:font-name="Montserrat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eeeeee" loext:opacity="100%" style:font-name="Montserra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2.905cm" svg:y="2.27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2cm" svg:x="2.905cm" svg:y="5.35cm">
          <text:p text:style-name="P1"><text:span text:style-name="T1">Rea</text:span><text:span text:style-name="T1">d</text:span></text:p>
          <text:p text:style-name="P1"><text:span text:style-name="T1">con</text:span><text:span text:style-name="T1">figur</text:span><text:span text:style-name="T1">atio</text:span><text:span text:style-name="T1">n</text:span></text:p>
          <text:p text:style-name="P1"><text:span text:style-name="T1">from </text:span><text:span text:style-name="T1">fi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405cm" svg:y1="4.27cm" svg:x2="4.405cm" svg:y2="5.35cm" draw:start-shape="id1" draw:start-glue-point="2" draw:end-shape="id2" draw:end-glue-point="0" svg:d="M4405 4270v1080" svg:viewBox="0 0 1 1081">
          <text:p/>
        </draw:connector>
        <draw:custom-shape draw:style-name="gr1" draw:text-style-name="P2" xml:id="id3" draw:id="id3" draw:layer="layout" svg:width="3cm" svg:height="2cm" svg:x="2.905cm" svg:y="8.525cm">
          <text:p text:style-name="P1"><text:span text:style-name="T1">Select sour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405cm" svg:y1="7.35cm" svg:x2="4.405cm" svg:y2="8.525cm" draw:start-shape="id2" draw:start-glue-point="2" draw:end-shape="id3" draw:end-glue-point="0" svg:d="M4405 7350v1175" svg:viewBox="0 0 1 1176">
          <text:p/>
        </draw:connector>
        <draw:custom-shape draw:style-name="gr1" draw:text-style-name="P2" xml:id="id4" draw:id="id4" draw:layer="layout" svg:width="3cm" svg:height="2cm" svg:x="12.287cm" svg:y="12.43cm">
          <text:p text:style-name="P1"><text:span text:style-name="T1">Read file</text:span></text:p>
          <text:p text:style-name="P1"><text:span text:style-name="T1">into 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2cm" svg:x="12.287cm" svg:y="15.605cm">
          <text:p text:style-name="P1"><text:span text:style-name="T1">Calculate </text:span></text:p>
          <text:p text:style-name="P1"><text:span text:style-name="T1">fingerprin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787cm" svg:y1="14.43cm" svg:x2="13.787cm" svg:y2="15.605cm" draw:start-shape="id4" draw:start-glue-point="2" draw:end-shape="id5" draw:end-glue-point="0" svg:d="M13787 14430v1175" svg:viewBox="0 0 1 1176">
          <text:p/>
        </draw:connector>
        <draw:custom-shape draw:style-name="gr3" draw:text-style-name="P2" draw:layer="layout" svg:width="3cm" svg:height="1.682cm" svg:x="2.905cm" svg:y="14.017cm">
          <text:p text:style-name="P1"><text:span text:style-name="T1">Create file</text:span></text:p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.905cm" svg:y="16.462cm">
          <text:p text:style-name="P1"><text:span text:style-name="T1">Determine</text:span></text:p>
          <text:p text:style-name="P1"><text:span text:style-name="T1">file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.905cm" svg:y="11.16cm">
          <text:p text:style-name="P1"><text:span text:style-name="T1">Select fi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9T22:23:28.741485358</meta:creation-date>
    <dc:date>2021-09-09T23:15:43.088525050</dc:date>
    <meta:editing-duration>PT29M54S</meta:editing-duration>
    <meta:editing-cycles>2</meta:editing-cycles>
    <meta:generator>LibreOffice/7.1.6.2.0$Linux_X86_64 LibreOffice_project/10$Build-2</meta:generator>
    <meta:document-statistic meta:object-count="11"/>
  </office:meta>
</office:document-meta>
</file>